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ceb8" officeooo:paragraph-rsid="0015ceb8"/>
    </style:style>
    <style:style style:name="P2" style:family="paragraph" style:parent-style-name="Standard">
      <style:text-properties officeooo:rsid="00167313" officeooo:paragraph-rsid="00167313"/>
    </style:style>
    <style:style style:name="P3" style:family="paragraph" style:parent-style-name="Standard">
      <style:text-properties officeooo:rsid="0016dffd" officeooo:paragraph-rsid="0016dffd"/>
    </style:style>
    <style:style style:name="P4" style:family="paragraph" style:parent-style-name="Standard">
      <style:text-properties officeooo:paragraph-rsid="0016dffd"/>
    </style:style>
    <style:style style:name="P5" style:family="paragraph" style:parent-style-name="Standard">
      <style:text-properties fo:font-style="normal" fo:font-weight="normal" officeooo:rsid="0016dffd" officeooo:paragraph-rsid="0016dffd" style:font-style-asian="normal" style:font-weight-asian="normal" style:font-style-complex="normal" style:font-weight-complex="normal"/>
    </style:style>
    <style:style style:name="P6" style:family="paragraph" style:parent-style-name="Standard">
      <style:text-properties fo:font-style="normal" fo:font-weight="normal" officeooo:rsid="0019ab3d" officeooo:paragraph-rsid="0019ab3d"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officeooo:rsid="0019ab3d" officeooo:paragraph-rsid="0019ab3d" style:font-style-asian="normal" style:font-weight-asian="normal" style:font-style-complex="normal" style:font-weight-complex="normal"/>
    </style:style>
    <style:style style:name="P8" style:family="paragraph" style:parent-style-name="Standard">
      <style:text-properties officeooo:rsid="00182910" officeooo:paragraph-rsid="00182910"/>
    </style:style>
    <style:style style:name="P9" style:family="paragraph" style:parent-style-name="Standard">
      <style:text-properties style:font-name="Liberation Serif" fo:font-size="16pt" fo:font-style="normal" style:text-underline-style="solid" style:text-underline-width="auto" style:text-underline-color="font-color" fo:font-weight="bold" officeooo:rsid="0016dffd" officeooo:paragraph-rsid="0016dffd" style:font-size-asian="16pt" style:font-style-asian="normal" style:font-weight-asian="bold" style:font-size-complex="16pt" style:font-style-complex="normal" style:font-weight-complex="bold"/>
    </style:style>
    <style:style style:name="P10" style:family="paragraph" style:parent-style-name="Standard">
      <style:text-properties style:font-name="Liberation Serif" fo:font-size="16pt" fo:font-style="normal" style:text-underline-style="solid" style:text-underline-width="auto" style:text-underline-color="font-color" fo:font-weight="bold" officeooo:rsid="0019ab3d" officeooo:paragraph-rsid="0019ab3d" style:font-size-asian="16pt" style:font-style-asian="normal" style:font-weight-asian="bold" style:font-size-complex="16pt" style:font-style-complex="normal" style:font-weight-complex="bold"/>
    </style:style>
    <style:style style:name="P11" style:family="paragraph" style:parent-style-name="Standard">
      <style:text-properties fo:font-size="14pt" fo:font-weight="bold" officeooo:rsid="0015ceb8" officeooo:paragraph-rsid="0015ceb8" style:font-size-asian="14pt" style:font-weight-asian="bold" style:font-size-complex="14pt" style:font-weight-complex="bold"/>
    </style:style>
    <style:style style:name="P12" style:family="paragraph" style:parent-style-name="Standard">
      <style:text-properties fo:font-size="16pt" fo:font-style="normal" style:text-underline-style="solid" style:text-underline-width="auto" style:text-underline-color="font-color" fo:font-weight="bold" officeooo:rsid="0015ceb8" officeooo:paragraph-rsid="0015ceb8" style:font-size-asian="16pt" style:font-style-asian="normal" style:font-weight-asian="bold" style:font-size-complex="16pt" style:font-style-complex="normal" style:font-weight-complex="bold"/>
    </style:style>
    <style:style style:name="P13" style:family="paragraph" style:parent-style-name="Standard">
      <style:text-properties fo:font-size="16pt" style:text-underline-style="solid" style:text-underline-width="auto" style:text-underline-color="font-color" fo:font-weight="bold" officeooo:rsid="0015ceb8" officeooo:paragraph-rsid="0015ceb8" style:font-size-asian="16pt" style:font-weight-asian="bold" style:font-size-complex="16pt" style:font-weight-complex="bold"/>
    </style:style>
    <style:style style:name="P14" style:family="paragraph" style:parent-style-name="Standard">
      <style:text-properties fo:font-size="16pt" style:text-underline-style="solid" style:text-underline-width="auto" style:text-underline-color="font-color" fo:font-weight="bold" officeooo:rsid="0019ec16" officeooo:paragraph-rsid="0019ec16" style:font-size-asian="16pt" style:font-weight-asian="bold" style:font-size-complex="16pt" style:font-weight-complex="bold"/>
    </style:style>
    <style:style style:name="P15" style:family="paragraph" style:parent-style-name="Standard">
      <style:text-properties fo:font-size="16pt" style:text-underline-style="none" fo:font-weight="normal" officeooo:rsid="0019ec16" officeooo:paragraph-rsid="0019ec16" style:font-size-asian="16pt" style:font-weight-asian="normal" style:font-size-complex="16pt" style:font-weight-complex="normal"/>
    </style:style>
    <style:style style:name="P16" style:family="paragraph" style:parent-style-name="Standard">
      <style:paragraph-properties fo:text-align="center" style:justify-single-word="false"/>
      <style:text-properties fo:font-size="24pt" fo:font-weight="bold" officeooo:rsid="0015ceb8" officeooo:paragraph-rsid="0015ceb8" style:font-size-asian="24pt" style:font-weight-asian="bold" style:font-size-complex="24pt" style:font-weight-complex="bold"/>
    </style:style>
    <style:style style:name="P17" style:family="paragraph" style:parent-style-name="Standard">
      <style:text-properties officeooo:rsid="0019ab3d" officeooo:paragraph-rsid="0019ab3d"/>
    </style:style>
    <style:style style:name="P18" style:family="paragraph" style:parent-style-name="Standard">
      <style:text-properties officeooo:paragraph-rsid="0019ab3d"/>
    </style:style>
    <style:style style:name="P19" style:family="paragraph" style:parent-style-name="Standard">
      <style:text-properties fo:font-style="italic" fo:font-weight="bold" officeooo:rsid="0019ab3d" officeooo:paragraph-rsid="0019ab3d" style:font-style-asian="italic" style:font-weight-asian="bold" style:font-style-complex="italic" style:font-weight-complex="bold"/>
    </style:style>
    <style:style style:name="P20" style:family="paragraph" style:parent-style-name="Standard">
      <style:text-properties officeooo:rsid="0015ceb8" officeooo:paragraph-rsid="0015ceb8"/>
    </style:style>
    <style:style style:name="P21" style:family="paragraph" style:parent-style-name="Standard">
      <style:text-properties fo:font-style="normal" fo:font-weight="normal" officeooo:rsid="0016dffd" officeooo:paragraph-rsid="00167313" style:font-style-asian="normal" style:font-weight-asian="normal" style:font-style-complex="normal" style:font-weight-complex="normal"/>
    </style:style>
    <style:style style:name="P22" style:family="paragraph" style:parent-style-name="Standard">
      <style:text-properties fo:font-style="normal" fo:font-weight="normal" officeooo:rsid="0016dffd" officeooo:paragraph-rsid="0016dffd" style:font-style-asian="normal" style:font-weight-asian="normal" style:font-style-complex="normal" style:font-weight-complex="normal"/>
    </style:style>
    <style:style style:name="P23" style:family="paragraph" style:parent-style-name="Standard">
      <style:text-properties fo:font-style="italic" fo:font-weight="bold" officeooo:rsid="0016dffd" officeooo:paragraph-rsid="0016dffd" style:font-style-asian="italic" style:font-weight-asian="bold" style:font-style-complex="italic" style:font-weight-complex="bold"/>
    </style:style>
    <style:style style:name="P24" style:family="paragraph" style:parent-style-name="Standard">
      <style:text-properties style:font-name="Liberation Serif" officeooo:rsid="00182910"/>
    </style:style>
    <style:style style:name="T1" style:family="text">
      <style:text-properties officeooo:rsid="00167313"/>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16dffd" style:font-style-asian="italic" style:font-weight-asian="bold" style:font-style-complex="italic" style:font-weight-complex="bold"/>
    </style:style>
    <style:style style:name="T4" style:family="text">
      <style:text-properties fo:font-style="italic" fo:font-weight="bold" officeooo:rsid="0019ab3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6dffd" style:font-style-asian="normal" style:font-weight-asian="normal" style:font-style-complex="normal" style:font-weight-complex="normal"/>
    </style:style>
    <style:style style:name="T7" style:family="text">
      <style:text-properties style:font-name="Liberation Serif"/>
    </style:style>
    <style:style style:name="T8" style:family="text">
      <style:text-properties style:font-name="Liberation Serif" officeooo:rsid="00182910"/>
    </style:style>
    <style:style style:name="T9" style:family="text">
      <style:text-properties officeooo:rsid="0019ab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Assignment 1</text:p>
      <text:p text:style-name="P1"/>
      <text:p text:style-name="P1"/>
      <text:p text:style-name="P13">Problem Statement :</text:p>
      <text:p text:style-name="P1"><text:tab/>Study of open source relational database: MySQL</text:p>
      <text:p text:style-name="P1"/>
      <text:p text:style-name="P1"/>
      <text:p text:style-name="P13">Objectives:</text:p>
      <text:p text:style-name="P1">1) Understand MySQL the open source relational SQL Database Management System.</text:p>
      <text:p text:style-name="P1">2) Understand the data manipulation with the help of MySQL.</text:p>
      <text:p text:style-name="P1">3) Understand managing and storing data.</text:p>
      <text:p text:style-name="P1"/>
      <text:p text:style-name="P1"/>
      <text:p text:style-name="P13">Outcomes: </text:p>
      <text:p text:style-name="P1">1) Learn the installation of MySQL.</text:p>
      <text:p text:style-name="P1">2) Should be able to perform MySQL Queries to do CRUD (Create, Read, Update and Delete)/</text:p>
      <text:p text:style-name="P1">3) Should be able to understand how the data gets stored into the database.</text:p>
      <text:p text:style-name="P1"/>
      <text:p text:style-name="P1"/>
      <text:p text:style-name="P1"/>
      <text:p text:style-name="P13">S/W &amp; H/W Requirements: </text:p>
      <text:p text:style-name="P1">1) Operating System (Windows / Ubuntu)</text:p>
      <text:p text:style-name="P1">2) MySQL Database</text:p>
      <text:p text:style-name="P1"/>
      <text:p text:style-name="P1"/>
      <text:p text:style-name="P1"/>
      <text:p text:style-name="P12">Theory: </text:p>
      <text:p text:style-name="P12"/>
      <text:p text:style-name="P11">What is Relational Database ? </text:p>
      <text:p text:style-name="P1"><text:tab/>It is a database in which data stored in it is inter-related. This type of data is arranged in columns and rows. </text:p>
      <text:p text:style-name="P1"/>
      <text:p text:style-name="P1"/>
      <text:p text:style-name="P11">What is MySQL ?</text:p>
      <text:p text:style-name="P1"><text:tab/><text:span text:style-name="T1">It is a type of relational database in which data is stored in the form of tables with columns and row. Tables can be related to each other.</text:span></text:p>
      <text:p text:style-name="P1"><text:tab/></text:p>
      <text:p text:style-name="P2">MySQL is written in C and C++. SQL is a language programmers use to create, modify and extract data from relational database, as well as control user access to the database. In addition to relational databases and SQL, an RDBMS like MySQL works with an operation system to implement a relational database in a computer’s storage system, manages users, allows for network access and facilitates testing database integrity and creation of backups</text:p>
      <text:p text:style-name="P2"/>
      <text:p text:style-name="P2">SQL uses <text:span text:style-name="T2">sqldump -u root -p --all-databases <text:s/>&gt; </text:span><text:span text:style-name="T3">C:\backup\backup_data.sql </text:span><text:span text:style-name="T6">to backup the data to file backup_data.sql.</text:span></text:p>
      <text:p text:style-name="P21"/>
      <text:p text:style-name="P3"><text:span text:style-name="T5">To restore database use </text:span><text:span text:style-name="T2">sql -u root -p &lt; <text:s/>C:\backup\backup_data.sql.</text:span></text:p>
      <text:p text:style-name="P23"/>
      <text:p text:style-name="P6"><text:soft-page-break/>MSQL has stand-alone clients that allow users to interact with a MySQL database using SQL, but more oftern MySQL is used with other programs to implement application that need relational database capability. MySQL is a component of the LAMP stack, Apache, MySQL, Perl/PHP/Python. MySQL is used by Drupal, WordPress, Facebook, Twitter, Youtube.</text:p>
      <text:p text:style-name="P7"/>
      <text:p text:style-name="P23"/>
      <text:p text:style-name="P23"/>
      <text:p text:style-name="P9">Installing MySQL on Ubuntu using command line:</text:p>
      <text:p text:style-name="P5">1) sudo apt-get update</text:p>
      <text:p text:style-name="P5"/>
      <text:p text:style-name="P4"><text:span text:style-name="T6">2) </text:span><text:span text:style-name="Source_20_Text"><text:span text:style-name="T7">curl -OL https://dev.mysql.com/get/mysql-apt-config_0.8.1</text:span></text:span><text:span text:style-name="Source_20_Text"><text:span text:style-name="T8">5</text:span></text:span><text:span text:style-name="Source_20_Text"><text:span text:style-name="T7">-1_all.deb</text:span></text:span></text:p>
      <text:p text:style-name="P24"/>
      <text:p text:style-name="Standard"><text:span text:style-name="T8">3) </text:span><text:span text:style-name="Source_20_Text"><text:span text:style-name="T7">sudo dpkg -i mysql-apt-config_0.8.1</text:span></text:span><text:span text:style-name="Source_20_Text"><text:span text:style-name="T8">5</text:span></text:span><text:span text:style-name="Source_20_Text"><text:span text:style-name="T7">-1_all.deb</text:span></text:span></text:p>
      <text:p text:style-name="Standard"/>
      <text:p text:style-name="Standard">4) sudo apt-get install mysql-server -y</text:p>
      <text:p text:style-name="Standard"/>
      <text:p text:style-name="Standard">5) sudo systemctl statis mysql.service</text:p>
      <text:p text:style-name="Standard"/>
      <text:p text:style-name="Standard">6) sudo mysql</text:p>
      <text:p text:style-name="P8">You will be now in mysql shell.</text:p>
      <text:p text:style-name="P8"/>
      <text:p text:style-name="P8"/>
      <text:p text:style-name="P10">Basic Statements For MySQL:</text:p>
      <text:p text:style-name="P17"/>
      <text:p text:style-name="P17">1) Creating Database</text:p>
      <text:p text:style-name="P18"><text:span text:style-name="T9"><text:tab/></text:span><text:span text:style-name="T4">CREATE DATABASE db_name;</text:span></text:p>
      <text:p text:style-name="P17"/>
      <text:p text:style-name="P17">2) Deleting Database</text:p>
      <text:p text:style-name="P18"><text:span text:style-name="T9"><text:tab/></text:span><text:span text:style-name="T4">DROP DATABASE db_name;</text:span></text:p>
      <text:p text:style-name="P17"/>
      <text:p text:style-name="P17">3) Switching to Database</text:p>
      <text:p text:style-name="P17"><text:tab/><text:span text:style-name="T2">USE db_name</text:span></text:p>
      <text:p text:style-name="P17"/>
      <text:p text:style-name="P17">3) Showing tables in Database</text:p>
      <text:p text:style-name="P17"><text:tab/><text:span text:style-name="T2">SHOW TABLES;</text:span></text:p>
      <text:p text:style-name="P17"/>
      <text:p text:style-name="P17">4) Creating Tables</text:p>
      <text:p text:style-name="P17"><text:tab/><text:span text:style-name="T2">CREATE TABLE table_name(column1 data_type constraint,column2 data_type);</text:span></text:p>
      <text:p text:style-name="P17"/>
      <text:p text:style-name="P17">5) View structure of table</text:p>
      <text:p text:style-name="P17"><text:tab/><text:span text:style-name="T2">DESCRIBE table_name;</text:span></text:p>
      <text:p text:style-name="P17"/>
      <text:p text:style-name="P17">6) See the constraints</text:p>
      <text:p text:style-name="P17"><text:tab/><text:span text:style-name="T2">SHOW CREATE TABLE table_name;</text:span></text:p>
      <text:p text:style-name="P19"/>
      <text:p text:style-name="P17">7) Delete table</text:p>
      <text:p text:style-name="P17"><text:tab/><text:span text:style-name="T2">DROP TABLE table_name;</text:span></text:p>
      <text:p text:style-name="P17"/>
      <text:p text:style-name="P17"/>
      <text:p text:style-name="P5"/>
      <text:p text:style-name="P21"/>
      <text:p text:style-name="P21"/>
      <text:p text:style-name="P14"><text:soft-page-break/>Conclusion: </text:p>
      <text:p text:style-name="P15"><text:tab/>Learnt how to install MySQL in ubuntu as well as windows. Learnt about storage of data into a database. We can establish relation between two different tables and can avoid redundancy of data. </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5T12:48:18.501415530</meta:creation-date>
    <dc:date>2020-09-05T13:52:39.962212126</dc:date>
    <meta:editing-duration>PT7M17S</meta:editing-duration>
    <meta:editing-cycles>1</meta:editing-cycles>
    <meta:generator>LibreOffice/6.4.4.2$Linux_X86_64 LibreOffice_project/40$Build-2</meta:generator>
    <meta:document-statistic meta:table-count="0" meta:image-count="0" meta:object-count="0" meta:page-count="3" meta:paragraph-count="51" meta:word-count="435" meta:character-count="2770" meta:non-whitespace-character-count="2364"/>
  </office:meta>
</office:document-meta>
</file>